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color="#800000" style:font-name="DejaVu Sans"/>
    </style:style>
    <style:style style:name="P4" style:family="paragraph">
      <style:paragraph-properties fo:text-align="center"/>
      <style:text-properties fo:color="#008000"/>
    </style:style>
    <style:style style:name="T1" style:family="text">
      <style:text-properties fo:font-size="18pt" fo:language="en" fo:country="US"/>
    </style:style>
    <style:style style:name="T2" style:family="text">
      <style:text-properties fo:font-size="18pt" fo:language="fr" fo:country="BE"/>
    </style:style>
    <style:style style:name="T3" style:family="text">
      <style:text-properties fo:font-size="18pt"/>
    </style:style>
    <style:style style:name="T4" style:family="text">
      <style:text-properties fo:color="#800000" style:font-name="DejaVu Sans"/>
    </style:style>
    <style:style style:name="T5" style:family="text">
      <style:text-properties fo:color="#008000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3cm" svg:height="2.9cm" svg:x="6.8cm" svg:y="1.9cm">
          <text:p text:style-name="P1"><text:span text:style-name="T1">does the</text:span><text:span text:style-name="T2"> url match</text:span></text:p>
          <text:p text:style-name="P1"><text:span text:style-name="T2">a </text:span><text:span text:style-name="T1">resource</text:span></text:p>
          <text:p text:style-name="P1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6.3cm" svg:height="2.9cm" svg:x="21.3cm" svg:y="10.9cm">
          <text:p text:style-name="P1"><text:span text:style-name="T1">is </text:span><text:span text:style-name="T2">the requested</text:span></text:p>
          <text:p text:style-name="P1"><text:span text:style-name="T2">method</text:span></text:p>
          <text:p text:style-name="P1"><text:span text:style-name="T2">implemented 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.3cm" svg:height="2.9cm" svg:x="11.6cm" svg:y="10.9cm">
          <text:p text:style-name="P1"><text:span text:style-name="T3">does the identified </text:span><text:span text:style-name="T3"><text:line-break/></text:span><text:span text:style-name="T3">resource</text:span><text:span text:style-name="T3"><text:line-break/></text:span><text:span text:style-name="T3">exists 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.3cm" svg:height="2.9cm" svg:x="15.9cm" svg:y="5.3cm">
          <text:p text:style-name="P1"><text:span text:style-name="T3">is it an identified</text:span><text:span text:style-name="T3"><text:line-break/></text:span><text:span text:style-name="T3">resource</text:span><text:span text:style-name="T3"><text:line-break/></text:span><text:span text:style-name="T3">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2cm" svg:height="2.9cm" svg:x="2cm" svg:y="10.9cm">
          <text:p text:style-name="P1"><text:span text:style-name="T3">leave it to default</text:span><text:span text:style-name="T3"><text:line-break/></text:span><text:span text:style-name="T3">play request</text:span><text:span text:style-name="T3"><text:line-break/></text:span><text:span text:style-name="T3">handling</text:span></text:p>
          <draw:enhanced-geometry svg:viewBox="0 0 21600 21600" draw:path-stretchpoint-x="10800" draw:path-stretchpoint-y="10800" draw:text-areas="?f3 ?f4 ?f5 ?f6" draw:type="round-rectangle" draw:modifiers="9649.638055842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6.2cm" svg:height="2.9cm" svg:x="11.65cm" svg:y="16.25cm">
          <text:p text:style-name="P1"><text:span text:style-name="T3">return 405</text:span><text:span text:style-name="T3"><text:line-break/></text:span><text:span text:style-name="T3">method not allow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49.638055842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6.2cm" svg:height="2.9cm" svg:x="21.35cm" svg:y="16.25cm">
          <text:p text:style-name="P1"><text:span text:style-name="T3">call the</text:span></text:p>
          <text:p text:style-name="P1"><text:span text:style-name="T3">corresponding</text:span></text:p>
          <text:p text:style-name="P1"><text:span text:style-name="T3">controller meth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49.638055842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draw:line-skew="0.325cm" svg:x1="9.95cm" svg:y1="4.8cm" svg:x2="5.1cm" svg:y2="10.9cm" draw:start-shape="id1" draw:start-glue-point="2" draw:end-shape="id2" svg:d="m9950 4800c0 5062-4850 2013-4850 6100" svg:viewBox="0 0 4851 6101">
          <text:p text:style-name="P1"><text:span text:style-name="T4">no</text:span></text:p>
        </draw:connector>
        <draw:connector draw:style-name="gr3" draw:text-style-name="P4" draw:layer="layout" draw:type="curve" svg:x1="9.95cm" svg:y1="4.8cm" svg:x2="15.9cm" svg:y2="6.75cm" draw:start-shape="id1" draw:start-glue-point="2" draw:end-shape="id3" draw:end-glue-point="3" svg:d="m9950 4800c0 1300 1983 1950 5950 1950" svg:viewBox="0 0 5951 1951">
          <text:p text:style-name="P1"><text:span text:style-name="T5">yes</text:span></text:p>
        </draw:connector>
        <draw:connector draw:style-name="gr4" draw:text-style-name="P1" draw:layer="layout" draw:type="curve" svg:x1="19.05cm" svg:y1="8.2cm" svg:x2="14.75cm" svg:y2="10.9cm" draw:start-shape="id3" draw:start-glue-point="2" draw:end-shape="id4" svg:d="m19050 8200c0 2025-4300 675-4300 2700" svg:viewBox="0 0 4301 2701">
          <text:p/>
        </draw:connector>
        <draw:connector draw:style-name="gr5" draw:text-style-name="P1" draw:layer="layout" draw:type="curve" svg:x1="19.05cm" svg:y1="8.2cm" svg:x2="24.45cm" svg:y2="10.9cm" draw:start-shape="id3" draw:start-glue-point="2" draw:end-shape="id5" draw:end-glue-point="0" svg:d="m19050 8200c0 2025 5400 675 5400 2700" svg:viewBox="0 0 5401 2701">
          <text:p/>
        </draw:connector>
        <draw:connector draw:style-name="gr4" draw:text-style-name="P1" draw:layer="layout" draw:type="curve" svg:x1="17.9cm" svg:y1="12.35cm" svg:x2="21.3cm" svg:y2="12.35cm" draw:start-shape="id4" draw:start-glue-point="1" draw:end-shape="id5" draw:end-glue-point="3" svg:d="m17900 12350h3400" svg:viewBox="0 0 3401 1">
          <text:p/>
        </draw:connector>
        <draw:connector draw:style-name="gr5" draw:text-style-name="P1" draw:layer="layout" draw:type="curve" svg:x1="24.45cm" svg:y1="13.8cm" svg:x2="14.75cm" svg:y2="16.25cm" draw:start-shape="id5" draw:start-glue-point="2" draw:end-shape="id6" svg:d="m24450 13800c0 1837-9700 613-9700 2450" svg:viewBox="0 0 9701 2451">
          <text:p/>
        </draw:connector>
        <draw:connector draw:style-name="gr4" draw:text-style-name="P1" draw:layer="layout" draw:type="curve" svg:x1="24.45cm" svg:y1="13.8cm" svg:x2="24.45cm" svg:y2="16.25cm" draw:start-shape="id5" draw:start-glue-point="2" draw:end-shape="id7" draw:end-glue-point="0" svg:d="m24450 13800v2450" svg:viewBox="0 0 1 2451">
          <text:p/>
        </draw:connector>
        <draw:connector draw:style-name="gr5" draw:text-style-name="P1" draw:layer="layout" draw:type="curve" svg:x1="11.6cm" svg:y1="12.35cm" svg:x2="8.2cm" svg:y2="12.35cm" draw:start-shape="id4" draw:start-glue-point="3" draw:end-shape="id2" draw:end-glue-point="1" svg:d="m11600 12350h-3400" svg:viewBox="0 0 34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5cm" svg:stroke-color="#000000" draw:marker-start-width="0.28cm" draw:marker-end-width="0.28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ivier Samyn</meta:initial-creator>
    <meta:creation-date>2014-02-28T13:14:25.675701017</meta:creation-date>
    <dc:date>2014-02-28T13:45:35.903786786</dc:date>
    <dc:creator>Olivier Samyn</dc:creator>
    <meta:editing-duration>PT25M12S</meta:editing-duration>
    <meta:editing-cycles>8</meta:editing-cycles>
    <meta:generator>LibreOffice/4.1.5.3$Linux_X86_64 LibreOffice_project/410$Build-3</meta:generator>
    <meta:document-statistic meta:object-count="15"/>
  </office:meta>
</office:document-meta>
</file>